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da" fo:country="DK"/>
    </style:style>
    <style:style style:name="P2" style:family="paragraph" style:parent-style-name="Text_20_body">
      <style:text-properties fo:language="da" fo:country="DK" officeooo:rsid="0005f9cc" officeooo:paragraph-rsid="0005f9cc"/>
    </style:style>
    <style:style style:name="P3" style:family="paragraph" style:parent-style-name="Text_20_body">
      <style:text-properties fo:language="da" fo:country="DK" officeooo:rsid="0007d6de" officeooo:paragraph-rsid="0007d6de"/>
    </style:style>
    <style:style style:name="P4" style:family="paragraph" style:parent-style-name="Text_20_body">
      <style:text-properties fo:language="da" fo:country="DK" officeooo:rsid="000b329a" officeooo:paragraph-rsid="000b329a"/>
    </style:style>
    <style:style style:name="P5" style:family="paragraph" style:parent-style-name="Heading_20_1">
      <style:text-properties fo:language="da" fo:country="DK" officeooo:rsid="00037ac5" officeooo:paragraph-rsid="00037ac5"/>
    </style:style>
    <style:style style:name="P6" style:family="paragraph" style:parent-style-name="Subtitle">
      <style:text-properties fo:language="da" fo:country="DK"/>
    </style:style>
    <style:style style:name="T1" style:family="text">
      <style:text-properties officeooo:rsid="0005f9cc"/>
    </style:style>
    <style:style style:name="T2" style:family="text">
      <style:text-properties officeooo:rsid="0007d6de"/>
    </style:style>
    <style:style style:name="T3" style:family="text">
      <style:text-properties officeooo:rsid="000b66a0"/>
    </style:style>
    <style:style style:name="T4" style:family="text">
      <style:text-properties officeooo:rsid="000c608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 proje<text:span text:style-name="T1">k</text:span>t for <text:span text:style-name="T1">eksamen</text:span></text:p>
      <text:p text:style-name="P6">Asbjørn Mansa Jensen</text:p>
      <text:h text:style-name="P5" text:outline-level="1">Problem<text:span text:style-name="T1">formulering</text:span></text:h>
      <text:p text:style-name="P2">Projektet går ud på at sortere Lego. Der skal være et produkt som kan tage billeder til datasættet til modellen og der vil være et produkt som kan klassificere hvilken Legoklods der er på et samlebånd og smide klodsen i den kurv klodsen hører til. Vi vil gerne kunne klassificere en legoklodstype ud fra et billede. </text:p>
      <text:h text:style-name="P5" text:outline-level="1">Datas<text:span text:style-name="T1">æ</text:span>t</text:h>
      <text:p text:style-name="P2">Vores dataset er billeder af legoklodser. Vi har selv taget billederne med et projekt <text:span text:style-name="T2">som</text:span> vi har bygget i IOT kurset. Med det instrument vi har bygget kan vi tage et billede af en klods fra 200 vinkler. På denne måde har vi hurtigt kunne samle flere tusinde billeder af legoklodser. Vi har taget billeder af tre forskellige legoklodstyper. Der er taget billeder af legoklodserne i forskellige farver, da vi ikke går op i hvilken farve de har.</text:p>
      <text:p text:style-name="P3">Billederne bliver cropped, skaleret og sat til gråtone ved oprettelse. Under datapreparation bliver billederne læst ind i matricer som gråtone. Gråtone bliver benyttet da sorteringen ikke er afhængig af farve og det spare 75% data for billedet, da der kun er en kanal for gråtone og vi benytter ikke alpha.</text:p>
      <text:h text:style-name="P5" text:outline-level="1">Modelar<text:span text:style-name="T1">k</text:span>ite<text:span text:style-name="T1">k</text:span>tur</text:h>
      <text:p text:style-name="P4"><text:span text:style-name="T4">Da vi skal arbejde med Image Classification har vi valgt at benytte Deep Learning. I vores dataset gemmer vi også det korrekte Legoklods identifier. Vi arbejder derfor med Supervised Learning. </text:span></text:p>
      <text:h text:style-name="P5" text:outline-level="1">Jupyter notebook</text:h>
      <text:p text:style-name="P1"><text:a xlink:type="simple" xlink:href="https://github.com/asbamse/MachineLearningExam2020" text:style-name="Internet_20_link" text:visited-style-name="Visited_20_Internet_20_Link">https://github.com/asbamse/MachineLearningExam2020</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3T22:55:40.029966363</meta:creation-date>
    <dc:date>2020-12-14T00:15:28.509906949</dc:date>
    <meta:editing-duration>PT16M6S</meta:editing-duration>
    <meta:editing-cycles>3</meta:editing-cycles>
    <meta:generator>LibreOffice/6.0.7.3$Linux_X86_64 LibreOffice_project/00m0$Build-3</meta:generator>
    <meta:document-statistic meta:table-count="0" meta:image-count="0" meta:object-count="0" meta:page-count="1" meta:paragraph-count="11" meta:word-count="227" meta:character-count="1408" meta:non-whitespace-character-count="1189"/>
  </office:meta>
</office:document-meta>
</file>